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code-pro" svg:font-family="source-code-pro, Menlo, Monaco, Consolas, 'Courier New', monospace"/>
    <style:font-face style:name="var theme-post-title-font-family" svg:font-family="'var theme-post-title-font-family', 'var theme-body-font-family'"/>
  </office:font-face-decls>
  <office:automatic-styles>
    <style:style style:name="P1" style:family="paragraph" style:parent-style-name="Preformatted_20_Text">
      <style:paragraph-properties fo:margin-left="0cm" fo:margin-right="0cm" fo:margin-top="0cm" fo:margin-bottom="0cm" style:contextual-spacing="false" style:line-height-at-least="0.529cm" fo:orphans="2" fo:widows="2" fo:text-indent="0cm" style:auto-text-indent="false" fo:padding="0cm" fo:border="none"/>
    </style:style>
    <style:style style:name="P2" style:family="paragraph" style:parent-style-name="Preformatted_20_Text">
      <style:text-properties officeooo:rsid="0011129b" officeooo:paragraph-rsid="0011129b"/>
    </style:style>
    <style:style style:name="P3" style:family="paragraph" style:parent-style-name="Standard">
      <style:text-properties officeooo:rsid="0011129b" officeooo:paragraph-rsid="0011129b"/>
    </style:style>
    <style:style style:name="P4" style:family="paragraph" style:parent-style-name="Preformatted_20_Text">
      <style:text-properties officeooo:rsid="0011129b" officeooo:paragraph-rsid="0023e73c"/>
    </style:style>
    <style:style style:name="P5" style:family="paragraph" style:parent-style-name="Standard">
      <style:text-properties officeooo:rsid="000a53d4" officeooo:paragraph-rsid="000a53d4"/>
    </style:style>
    <style:style style:name="P6" style:family="paragraph" style:parent-style-name="Standard">
      <style:paragraph-properties fo:text-align="center" style:justify-single-word="false"/>
      <style:text-properties officeooo:rsid="000a53d4" officeooo:paragraph-rsid="000a53d4"/>
    </style:style>
    <style:style style:name="P7" style:family="paragraph" style:parent-style-name="Standard">
      <style:text-properties fo:font-size="22pt" fo:font-weight="bold" officeooo:rsid="0011129b" officeooo:paragraph-rsid="0011129b" style:font-size-asian="22pt" style:font-weight-asian="bold" style:font-size-complex="22pt" style:font-weight-complex="bold"/>
    </style:style>
    <style:style style:name="P8" style:family="paragraph" style:parent-style-name="Heading_20_1">
      <style:text-properties fo:color="#c9211e" loext:opacity="100%" fo:font-size="12pt" fo:font-weight="normal" officeooo:rsid="0011129b" officeooo:paragraph-rsid="0011129b" style:font-size-asian="12pt" style:font-weight-asian="normal" style:font-size-complex="12pt" style:font-weight-complex="normal"/>
    </style:style>
    <style:style style:name="P9" style:family="paragraph" style:parent-style-name="Standard">
      <style:text-properties fo:color="#c9211e" loext:opacity="100%" fo:font-size="12pt" fo:font-weight="normal" officeooo:rsid="0011129b" officeooo:paragraph-rsid="0011129b"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21pt" fo:font-weight="bold" officeooo:rsid="000cddea" officeooo:paragraph-rsid="000a53d4" style:font-size-asian="21pt" style:font-weight-asian="bold" style:font-size-complex="21pt" style:font-weight-complex="bold"/>
    </style:style>
    <style:style style:name="P11" style:family="paragraph" style:parent-style-name="Standard">
      <style:text-properties fo:font-size="24pt" fo:font-weight="bold" officeooo:rsid="0011129b" officeooo:paragraph-rsid="0011129b" style:font-size-asian="24pt" style:font-weight-asian="bold" style:font-size-complex="24pt" style:font-weight-complex="bold"/>
    </style:style>
    <style:style style:name="P12" style:family="paragraph" style:parent-style-name="Standard">
      <style:text-properties fo:font-size="12pt" fo:font-weight="normal" officeooo:rsid="0011129b" officeooo:paragraph-rsid="0011129b" style:font-size-asian="12pt" style:font-weight-asian="normal" style:font-size-complex="12pt" style:font-weight-complex="normal"/>
    </style:style>
    <style:style style:name="P13" style:family="paragraph" style:parent-style-name="Standard">
      <style:text-properties fo:color="#000000" loext:opacity="100%" fo:font-size="12pt" fo:font-weight="normal" officeooo:rsid="0011129b" officeooo:paragraph-rsid="0011129b" style:font-size-asian="12pt" style:font-weight-asian="normal" style:font-size-complex="12pt" style:font-weight-complex="normal"/>
    </style:style>
    <style:style style:name="P14" style:family="paragraph" style:parent-style-name="Standard">
      <style:text-properties fo:color="#000000" loext:opacity="100%" fo:font-size="12pt" fo:font-weight="normal" officeooo:rsid="00569387" officeooo:paragraph-rsid="00569387" style:font-size-asian="12pt" style:font-weight-asian="normal" style:font-size-complex="12pt" style:font-weight-complex="normal"/>
    </style:style>
    <style:style style:name="P15" style:family="paragraph" style:parent-style-name="Standard">
      <style:text-properties fo:color="#000000" loext:opacity="100%" fo:font-size="12pt" fo:font-weight="normal" officeooo:rsid="005974dc" officeooo:paragraph-rsid="005974dc" style:font-size-asian="12pt" style:font-weight-asian="normal" style:font-size-complex="12pt" style:font-weight-complex="normal"/>
    </style:style>
    <style:style style:name="P16" style:family="paragraph" style:parent-style-name="Standard">
      <style:text-properties fo:color="#000000" loext:opacity="100%" fo:font-size="18pt" fo:font-weight="bold" officeooo:rsid="0054fff1" officeooo:paragraph-rsid="0054fff1" style:font-size-asian="18pt" style:font-weight-asian="bold" style:font-size-complex="18pt" style:font-weight-complex="bold"/>
    </style:style>
    <style:style style:name="P17" style:family="paragraph" style:parent-style-name="Standard">
      <style:text-properties fo:font-variant="normal" fo:text-transform="none" fo:color="#ececec" loext:opacity="100%" style:font-name="S hne" fo:font-size="12pt" fo:letter-spacing="normal" fo:font-style="normal" fo:font-weight="normal" officeooo:rsid="0011129b" officeooo:paragraph-rsid="0011129b" style:font-size-asian="12pt" style:font-weight-asian="normal" style:font-size-complex="12pt" style:font-weight-complex="normal"/>
    </style:style>
    <style:style style:name="P18" style:family="paragraph" style:parent-style-name="Standard">
      <style:text-properties fo:font-variant="normal" fo:text-transform="none" fo:color="#000000" loext:opacity="100%" style:font-name="S hne" fo:font-size="15pt" fo:letter-spacing="normal" fo:font-style="normal" fo:font-weight="bold" officeooo:rsid="0011129b" officeooo:paragraph-rsid="0011129b" style:font-size-asian="15pt" style:font-weight-asian="bold" style:font-size-complex="15pt" style:font-weight-complex="bold"/>
    </style:style>
    <style:style style:name="P19" style:family="paragraph" style:parent-style-name="Standard">
      <style:text-properties fo:color="#000000" loext:opacity="100%" fo:font-size="12pt" fo:font-weight="bold" officeooo:rsid="00569387" officeooo:paragraph-rsid="00569387" style:font-size-asian="12pt" style:font-weight-asian="bold" style:font-size-complex="12pt" style:font-weight-complex="bold"/>
    </style:style>
    <style:style style:name="P20" style:family="paragraph" style:parent-style-name="Standard">
      <style:text-properties fo:color="#000000" loext:opacity="100%" fo:font-size="12pt" fo:font-weight="normal" officeooo:rsid="00569387" officeooo:paragraph-rsid="00569387" style:font-size-asian="12pt" style:font-weight-asian="normal" style:font-size-complex="12pt" style:font-weight-complex="normal"/>
    </style:style>
    <style:style style:name="T1" style:family="text">
      <style:text-properties fo:font-size="21pt" fo:font-weight="bold" style:font-size-asian="21pt" style:font-weight-asian="bold" style:font-size-complex="21pt" style:font-weight-complex="bold"/>
    </style:style>
    <style:style style:name="T2" style:family="text">
      <style:text-properties fo:font-size="21pt" fo:font-weight="bold" officeooo:rsid="000cddea" style:font-size-asian="21pt" style:font-weight-asian="bold" style:font-size-complex="21pt" style:font-weight-complex="bold"/>
    </style:style>
    <style:style style:name="T3" style:family="text">
      <style:text-properties fo:font-variant="normal" fo:text-transform="none" fo:color="#ececec" loext:opacity="100%" style:font-name="S hne" fo:font-size="12pt" fo:letter-spacing="normal" fo:font-style="normal" fo:font-weight="normal" loext:padding="0cm" loext:border="none"/>
    </style:style>
    <style:style style:name="T4" style:family="text">
      <style:text-properties fo:font-variant="normal" fo:text-transform="none" fo:color="#ececec" loext:opacity="100%" style:font-name="S hne" fo:font-size="12pt" fo:letter-spacing="normal" fo:font-style="normal" fo:font-weight="normal" officeooo:rsid="0023e73c" loext:padding="0cm" loext:border="none"/>
    </style:style>
    <style:style style:name="T5" style:family="text">
      <style:text-properties fo:font-variant="normal" fo:text-transform="none" fo:color="#fc929e" loext:opacity="100%" style:font-name="source-code-pro" fo:font-size="10.5pt" fo:letter-spacing="normal" fo:font-style="normal" fo:font-weight="normal" loext:padding="0cm" loext:border="none"/>
    </style:style>
    <style:style style:name="T6" style:family="text">
      <style:text-properties fo:font-variant="normal" fo:text-transform="none" fo:color="#88c6be" loext:opacity="100%" style:font-name="source-code-pro" fo:font-size="10.5pt" fo:letter-spacing="normal" fo:font-style="normal" fo:font-weight="normal" loext:padding="0cm" loext:border="none"/>
    </style:style>
    <style:style style:name="T7" style:family="text">
      <style:text-properties fo:font-variant="normal" fo:text-transform="none" fo:color="#c5a5c5" loext:opacity="100%" style:font-name="source-code-pro" fo:font-size="10.5pt" fo:letter-spacing="normal" fo:font-style="normal" fo:font-weight="normal" loext:padding="0cm" loext:border="none"/>
    </style:style>
    <style:style style:name="T8" style:family="text">
      <style:text-properties fo:font-variant="normal" fo:text-transform="none" fo:color="#8dc891" loext:opacity="100%" style:font-name="source-code-pro" fo:font-size="10.5pt" fo:letter-spacing="normal" fo:font-style="normal" fo:font-weight="normal" loext:padding="0cm" loext:border="none"/>
    </style:style>
    <style:style style:name="T9" style:family="text">
      <style:text-properties fo:font-variant="normal" fo:text-transform="none" style:font-name="var theme-post-title-font-family" fo:font-style="normal" loext:padding="0cm" loext:border="none"/>
    </style:style>
    <style:style style:name="T10" style:family="text">
      <style:text-properties fo:font-size="22pt" fo:font-weight="bold" officeooo:rsid="0011129b" style:font-size-asian="22pt" style:font-weight-asian="bold" style:font-size-complex="22pt" style:font-weight-complex="bold"/>
    </style:style>
    <style:style style:name="T11" style:family="text">
      <style:text-properties officeooo:rsid="003aedb3"/>
    </style:style>
    <style:style style:name="T1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React </text:span><text:span text:style-name="T2">JS</text:span></text:p>
      <text:p text:style-name="P10"/>
      <text:p text:style-name="P5">React.js is a JavaScript library developed by Facebook for building user interfaces, particularly for web applications. It's widely used due to its efficiency and flexibility in creating dynamic and interactive UI components.</text:p>
      <text:p text:style-name="P5"/>
      <text:p text:style-name="P5">Here are some key features and concepts associated with React.js:</text:p>
      <text:p text:style-name="P5"/>
      <text:p text:style-name="P5">1. **Components**: React.js allows you to break down your UI into reusable components. These components encapsulate the UI's logic and presentation, making it easier to manage and maintain your codebase.</text:p>
      <text:p text:style-name="P5"/>
      <text:p text:style-name="P5">2. **Virtual DOM**: React.js uses a virtual DOM to efficiently update the UI. Instead of directly manipulating the browser's DOM, React creates a virtual representation of it in memory, which it can then update and compare efficiently. This minimizes the number of actual DOM manipulations, resulting in better performance.</text:p>
      <text:p text:style-name="P5"/>
      <text:p text:style-name="P5">3. **JSX**: JSX is a syntax extension for JavaScript that allows you to write HTML-like code within your JavaScript files. It provides a more readable and concise way to define UI components in React.js.</text:p>
      <text:p text:style-name="P5"/>
      <text:p text:style-name="P5">4. **Unidirectional data flow**: React follows a unidirectional data flow, where data flows from parent components down to their children via props. This helps to maintain a clear and predictable data flow within your application.</text:p>
      <text:p text:style-name="P5"/>
      <text:p text:style-name="P5">5. **State management**: React components can have state, which represents the data that can change over time. By using React's built-in state management features, you can update and manage the state of your components in response to user interactions or other events.</text:p>
      <text:p text:style-name="P5"/>
      <text:p text:style-name="P5">6. **Lifecycle methods**: React components have a set of lifecycle methods that allow you to hook into various stages of a component's lifecycle, such as when it's first mounted, updated, or unmounted. This gives you control over what happens at each stage, allowing you to perform actions like fetching data, setting up timers, or cleaning up resources.</text:p>
      <text:p text:style-name="P5"/>
      <text:p text:style-name="P5">7. **React Hooks**: Introduced in React 16.8, hooks are functions that allow you to use state and other React features in functional components, which were previously only available in class components. Hooks provide a more composable and readable way to manage state and side effects in functional components.</text:p>
      <text:p text:style-name="P5"/>
      <text:p text:style-name="P5">Overall, React.js provides a powerful and efficient way to build modern web applications, offering developers a flexible and declarative approach to building UIs. It has a large and active community, with plenty of resources and libraries available to help developers get started and build complex applications.</text:p>
      <text:p text:style-name="P5"/>
      <text:p text:style-name="P5"/>
      <text:p text:style-name="P5"/>
      <text:p text:style-name="P5"/>
      <text:p text:style-name="P5"/>
      <text:p text:style-name="P5"/>
      <text:p text:style-name="P5"/>
      <text:p text:style-name="P7"><text:soft-page-break/>What is CDN and What is the use of it?</text:p>
      <text:p text:style-name="P3">A Content Delivery Network (CDN) is a network of distributed servers strategically located across various geographic locations. The primary purpose of a CDN is to deliver web content to users more efficiently by reducing latency and bandwidth usage. Here's why CDNs are used and how they work:</text:p>
      <text:p text:style-name="P3"/>
      <text:p text:style-name="P3">### Why CDNs are Used:</text:p>
      <text:p text:style-name="P3"/>
      <text:p text:style-name="P3">1. **Improved Performance:** CDNs store cached copies of web content, such as images, videos, CSS files, JavaScript libraries, etc., on servers located closer to the end-users. When a user requests a particular piece of content, the CDN delivers it from the nearest server, reducing the distance the data needs to travel and thereby improving load times.</text:p>
      <text:p text:style-name="P3"/>
      <text:p text:style-name="P3">2. **Reduced Latency:** By serving content from servers that are physically closer to the user, CDNs reduce the time it takes for data to travel between the server and the user's device. This helps decrease latency, resulting in faster page load times and a smoother user experience.</text:p>
      <text:p text:style-name="P3"/>
      <text:p text:style-name="P3">3. **Increased Reliability and Scalability:** CDNs are designed to handle high volumes of traffic efficiently. They distribute the load across multiple servers, reducing the risk of overload or downtime. Additionally, CDNs can dynamically scale resources based on demand, ensuring consistent performance even during traffic spikes.</text:p>
      <text:p text:style-name="P3"/>
      <text:p text:style-name="P3">4. **Bandwidth Savings:** CDNs help reduce the load on the origin server by offloading the delivery of static assets to edge servers. This reduces the amount of bandwidth consumed by the origin server, potentially lowering hosting costs and improving overall network efficiency.</text:p>
      <text:p text:style-name="P3"/>
      <text:p text:style-name="P3">### How CDNs Work:</text:p>
      <text:p text:style-name="P3"/>
      <text:p text:style-name="P3">1. **Content Distribution:** When a user requests a piece of content (e.g., an image or a script), the CDN determines the optimal edge server to serve the content based on factors such as the user's geographic location, server load, and network conditions.</text:p>
      <text:p text:style-name="P3"/>
      <text:p text:style-name="P3">2. **Caching:** CDNs cache static content on edge servers for faster delivery. When a request is made for cached content, the CDN checks if it's available on the edge server. If the content is present and hasn't expired, the CDN serves it directly from the cache, avoiding the need to fetch it from the origin server.</text:p>
      <text:p text:style-name="P3"/>
      <text:p text:style-name="P3">3. **Dynamic Content Acceleration:** CDNs can also optimize the delivery of dynamic content by employing techniques like route optimization, connection multiplexing, and TCP optimizations to reduce latency and improve performance.</text:p>
      <text:p text:style-name="P3"/>
      <text:p text:style-name="P3">4. **Security:** Some CDNs offer security features such as DDoS protection, web application firewalls, and SSL/TLS encryption to safeguard web applications and content from various cyber threats.</text:p>
      <text:p text:style-name="P3"/>
      <text:p text:style-name="P3">In summary, CDNs play a crucial role in improving web performance, reducing latency, enhancing scalability, and ensuring the reliability and security of web applications and content. They are an essential component of modern web infrastructure, particularly for serving content to a global audience.</text:p>
      <text:p text:style-name="P3"/>
      <text:p text:style-name="P3"/>
      <text:p text:style-name="P4"><text:soft-page-break/><text:span text:style-name="Source_20_Text"><text:span text:style-name="T4"/></text:span></text:p>
      <text:p text:style-name="Standard"><text:span text:style-name="Source_20_Text"><text:span text:style-name="T10">What is the use these two links?</text:span></text:span></text:p>
      <text:p text:style-name="P2"><text:span text:style-name="Source_20_Text"><text:span text:style-name="T3"/></text:span></text:p>
      <text:p text:style-name="P2"><text:span text:style-name="Source_20_Text"><text:span text:style-name="T6">&lt;</text:span></text:span><text:span text:style-name="Source_20_Text"><text:span text:style-name="T5">script </text:span></text:span><text:span text:style-name="Source_20_Text"><text:span text:style-name="T7">crossorigin</text:span></text:span><text:span text:style-name="Source_20_Text"><text:span text:style-name="T5"> </text:span></text:span><text:span text:style-name="Source_20_Text"><text:span text:style-name="T7">src</text:span></text:span><text:span text:style-name="Source_20_Text"><text:span text:style-name="T6">="</text:span></text:span><text:a xlink:type="simple" xlink:href="https://unpkg.com/react@18/umd/react.development.js" text:style-name="Internet_20_link" text:visited-style-name="Visited_20_Internet_20_Link"><text:span text:style-name="Source_20_Text"><text:span text:style-name="T8">https://unpkg.com/react@18/umd/react.development.js</text:span></text:span></text:a><text:span text:style-name="Source_20_Text"><text:span text:style-name="T6">"&gt;&lt;/</text:span></text:span><text:span text:style-name="Source_20_Text"><text:span text:style-name="T5">script</text:span></text:span><text:span text:style-name="Source_20_Text"><text:span text:style-name="T6">&gt;</text:span></text:span></text:p>
      <text:p text:style-name="P2"><text:span text:style-name="Source_20_Text"><text:span text:style-name="T6"/></text:span></text:p>
      <text:p text:style-name="P1"><text:span text:style-name="Source_20_Text"><text:span text:style-name="T6">&lt;</text:span></text:span><text:span text:style-name="Source_20_Text"><text:span text:style-name="T5">script </text:span></text:span><text:span text:style-name="Source_20_Text"><text:span text:style-name="T7">crossorigin</text:span></text:span><text:span text:style-name="Source_20_Text"><text:span text:style-name="T5"> </text:span></text:span><text:span text:style-name="Source_20_Text"><text:span text:style-name="T7">src</text:span></text:span><text:span text:style-name="Source_20_Text"><text:span text:style-name="T6">="</text:span></text:span><text:a xlink:type="simple" xlink:href="https://unpkg.com/react-dom@18/umd/react-dom.development.js" text:style-name="Internet_20_link" text:visited-style-name="Visited_20_Internet_20_Link"><text:span text:style-name="Source_20_Text"><text:span text:style-name="T8">https://unpkg.com/react-dom@18/umd/react-dom.development.js</text:span></text:span></text:a><text:span text:style-name="Source_20_Text"><text:span text:style-name="T6">"&gt;&lt;/</text:span></text:span><text:span text:style-name="Source_20_Text"><text:span text:style-name="T5">script</text:span></text:span><text:span text:style-name="Source_20_Text"><text:span text:style-name="T6">&gt;</text:span></text:span></text:p>
      <text:p text:style-name="P1"><text:span text:style-name="Source_20_Text"><text:span text:style-name="T6"/></text:span></text:p>
      <text:p text:style-name="P1"/>
      <text:p text:style-name="P3">The two `&lt;script&gt;` tags you provided are used to include React.js and ReactDOM.js libraries in a web page. Here's the main purpose of each:</text:p>
      <text:p text:style-name="P3"/>
      <text:p text:style-name="P3">1. **React.js (`react.development.js`)**:</text:p>
      <text:p text:style-name="P3"><text:s text:c="3"/>- React.js is the core library that provides the functionality for building user interfaces in React.</text:p>
      <text:p text:style-name="P3"><text:s text:c="3"/>- It includes essential features such as components, JSX syntax support, virtual DOM implementation, state management, lifecycle methods, and more.</text:p>
      <text:p text:style-name="P3"><text:s text:c="3"/>- React.js is responsible for defining and creating React elements, managing component rendering, and handling component state and props.</text:p>
      <text:p text:style-name="P3"/>
      <text:p text:style-name="P3">2. **ReactDOM.js (`react-dom.development.js`)**:</text:p>
      <text:p text:style-name="P3"><text:s text:c="3"/>- ReactDOM.js is a separate package within the React ecosystem that provides DOM-specific methods for interacting with the browser's DOM.</text:p>
      <text:p text:style-name="P3"><text:s text:c="3"/>- It allows React components to be rendered into the DOM, updated efficiently, and managed within a web page.</text:p>
      <text:p text:style-name="P3"><text:s text:c="3"/>- ReactDOM.js contains methods like `ReactDOM.render()` for rendering React components into a DOM element, `ReactDOM.hydrate()` for server-side rendering hydration, and other utilities for working with the DOM in React applications.</text:p>
      <text:p text:style-name="P3"/>
      <text:p text:style-name="P3">Together, React.js and ReactDOM.js form the foundation of React-based web applications. React.js provides the core functionality for defining and managing components and their behavior, while ReactDOM.js handles the integration of React components into the browser's DOM, allowing them to be displayed and interacted with by user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what is npm?</text:p>
      <text:p text:style-name="P11"/>
      <text:p text:style-name="P12">npm stands for "Node Package Manager." It is a package manager for JavaScript and Node.js environments, primarily used for managing dependencies in software projects. Here's an overview of what npm is and what it's used for:</text:p>
      <text:p text:style-name="P12"/>
      <text:p text:style-name="P12">1. **Package Management**: npm allows developers to install, manage, and share reusable packages of JavaScript code. These packages can include libraries, frameworks, tools, utilities, and other resources that can be used in JavaScript and Node.js projects.</text:p>
      <text:p text:style-name="P12"/>
      <text:p text:style-name="P12">2. **Dependency Management**: npm helps manage dependencies within a project by allowing developers to specify the dependencies their project requires in a configuration file (usually `package.json`). When a project is initialized or dependencies are updated, npm automatically installs the required packages and their dependencies.</text:p>
      <text:p text:style-name="P12"/>
      <text:p text:style-name="P12">3. **Versioning and Semantic Versioning**: npm uses semantic versioning (semver) to specify and manage package versions. This allows developers to declare compatibility requirements for dependencies and ensures that updates to packages follow a consistent versioning scheme.</text:p>
      <text:p text:style-name="P12"/>
      <text:p text:style-name="P12">4. **Registry**: npm provides a public registry where developers can publish and share their packages with the broader JavaScript community. The npm registry hosts millions of packages, making it a valuable resource for discovering and using existing JavaScript code.</text:p>
      <text:p text:style-name="P12"/>
      <text:p text:style-name="P12">5. **CLI (Command Line Interface)**: npm comes with a command-line interface that allows developers to interact with the npm ecosystem directly from their terminal. Developers can use npm commands to install, publish, update, and manage packages, as well as to perform various other tasks related to package management.</text:p>
      <text:p text:style-name="P12"/>
      <text:p text:style-name="P12">6. **Scoped Packages**: npm supports scoped packages, which allow developers or organizations to group related packages under a specific namespace. Scoped packages provide a way to organize and manage packages within larger projects or organizations.</text:p>
      <text:p text:style-name="P12"/>
      <text:p text:style-name="P12">7. **Scripts**: npm allows developers to define custom scripts in the `package.json` file, which can be executed using the npm CLI. This feature enables developers to automate common development tasks, such as building, testing, and deploying their projects.</text:p>
      <text:p text:style-name="P12"/>
      <text:p text:style-name="P12">Overall, npm is a fundamental tool in the JavaScript ecosystem, empowering developers to leverage a vast array of open-source packages and streamline the development and deployment processes of JavaScript and Node.js projects.</text:p>
      <text:p text:style-name="P12"/>
      <text:p text:style-name="P11"><text:span text:style-name="T11">M</text:span>odule bundlers for react?</text:p>
      <text:p text:style-name="P12">When working with React applications, module bundlers are essential tools for managing dependencies, optimizing code, and preparing the application for deployment. Here are some popular module bundlers commonly used in React projects:</text:p>
      <text:p text:style-name="P12"/>
      <text:p text:style-name="P12">1. **<text:span text:style-name="T12">Webpack</text:span>**: Webpack is one of the most widely used module bundlers in the JavaScript ecosystem. It's highly configurable and supports a wide range of features such as code splitting, hot module replacement, tree shaking, and more. Webpack is often the default choice for React projects <text:soft-page-break/>due to its flexibility and robust feature set. It requires a configuration file (`webpack.config.js`) where you can define how your application should be bundled.</text:p>
      <text:p text:style-name="P12"/>
      <text:p text:style-name="P12">2. **<text:span text:style-name="T12">Parcel</text:span>**: Parcel is a fast, zero-configuration module bundler that aims to simplify the development process. It supports various file types out of the box and automatically handles dependencies without the need for a configuration file. Parcel is an excellent choice for quick prototyping or smaller projects where simplicity is valued over configurability.</text:p>
      <text:p text:style-name="P12"/>
      <text:p text:style-name="P12">3. **<text:span text:style-name="T12">Rollup</text:span>**: Rollup is a module bundler primarily designed for libraries and packages. It focuses on producing smaller, optimized bundles by analyzing and eliminating unused code (tree shaking). While it's not as commonly used in React projects as Webpack or Parcel, it can still be a good choice for library authors or projects with specific optimization requirements.</text:p>
      <text:p text:style-name="P12"/>
      <text:p text:style-name="P12">4. **<text:span text:style-name="T12">Browserify</text:span>**: Browserify was one of the earliest module bundlers in the JavaScript ecosystem. It allows developers to use `require()` statements (common in Node.js) in the browser environment. While it's still used in some projects, it's less commonly used in modern React development compared to Webpack or Parcel.</text:p>
      <text:p text:style-name="P12"/>
      <text:p text:style-name="P12">Each of these module bundlers has its strengths and use cases. When choosing a module bundler for your React project, consider factors such as ease of configuration, performance, feature set, community support, and compatibility with your project's requirements. Additionally, you may also consider using pre-configured setups like Create React App, which abstracts away the bundler configuration and provides a streamlined development experience out of the box.</text:p>
      <text:p text:style-name="P12"/>
      <text:h text:style-name="P8" text:outline-level="1"><text:a xlink:type="simple" xlink:href="https://stackoverflow.com/questions/22343224/whats-the-difference-between-tilde-and-caret-in-package-json" text:style-name="Internet_20_link" text:visited-style-name="Visited_20_Internet_20_Link"><text:span text:style-name="T9">What's the difference between tilde(~) and caret(^) in package.json?</text:span></text:a></text:h>
      <text:p text:style-name="P9"/>
      <text:p text:style-name="P9"><text:a xlink:type="simple" xlink:href="https://stackoverflow.com/questions/22343224/whats-the-difference-between-tilde-and-caret-in-package-json" text:style-name="Internet_20_link" text:visited-style-name="Visited_20_Internet_20_Link">https://stackoverflow.com/questions/22343224/whats-the-difference-between-tilde-and-caret-in-package-json</text:a></text:p>
      <text:p text:style-name="P9"/>
      <text:p text:style-name="P9"/>
      <text:p text:style-name="P9"/>
      <text:p text:style-name="P9">`package.json` and `package-lock.json` are both important files in a Node.js project managed by npm (Node Package Manager), but they serve different purposes:</text:p>
      <text:p text:style-name="P9"/>
      <text:p text:style-name="P9">1. **package.json**:</text:p>
      <text:p text:style-name="P9"><text:s text:c="3"/>- The `package.json` file is a manifest for your project and is used to define various metadata about the project, such as its name, version, description, entry point, scripts, dependencies, and more.</text:p>
      <text:p text:style-name="P9"><text:s text:c="3"/>- It lists the project's dependencies and devDependencies, along with their semantic versioning (semver) ranges. These ranges specify the acceptable versions of dependencies that can be installed.</text:p>
      <text:p text:style-name="P9"><text:s text:c="3"/>- Developers manually modify `package.json` to add or remove dependencies, update their versions, or define custom scripts for running tasks like building, testing, or starting the development server.</text:p>
      <text:p text:style-name="P9"><text:s text:c="3"/>- `package.json` is typically version controlled and shared with others working on the project. It serves as a blueprint for setting up the project's environment and managing its dependencies.</text:p>
      <text:p text:style-name="P9"/>
      <text:p text:style-name="P9">2. **package-lock.json**:</text:p>
      <text:p text:style-name="P9"><text:s text:c="3"/>- The `package-lock.json` file is automatically generated by npm and is used to lock down the exact versions of dependencies and their transitive dependencies (sub-dependencies) installed in the project.</text:p>
      <text:p text:style-name="P9"><text:soft-page-break/><text:s text:c="3"/>- It includes detailed information about each dependency, such as its version, resolved source, integrity checksum, and dependency tree.</text:p>
      <text:p text:style-name="P9"><text:s text:c="3"/>- The purpose of `package-lock.json` is to ensure deterministic and reproducible builds by guaranteeing that everyone working on the project installs the same versions of dependencies. This helps prevent differences in dependency versions between environments and minimizes the risk of compatibility issues.</text:p>
      <text:p text:style-name="P9"><text:s text:c="3"/>- `package-lock.json` is primarily used by npm internally to resolve and install dependencies. It's not meant to be manually edited, as npm automatically manages its contents based on changes made to `package.json` or when dependencies are installed or updated.</text:p>
      <text:p text:style-name="P9"/>
      <text:p text:style-name="P9">In summary, while both `package.json` and `package-lock.json` are crucial for managing dependencies in Node.js projects, `package.json` defines the project's metadata and dependencies with semver ranges, while `package-lock.json` locks down the exact versions of dependencies installed in the project for reproducibility and consistency across environments.</text:p>
      <text:p text:style-name="P9"/>
      <text:h text:style-name="Heading_20_1" text:outline-level="1">Parcel -- Does Lot of thigs behind the scene</text:h>
      <text:p text:style-name="P9"/>
      <text:p text:style-name="P9">Parcel is indeed a powerful tool for web development that handles a lot of tasks behind the scenes to streamline the development process and optimize the performance of web applications. Here's a breakdown of some of the key features you mentioned:</text:p>
      <text:p text:style-name="P9"/>
      <text:p text:style-name="P9">1. **Dev Build**: Parcel provides a development build mode which is optimized for speed and provides useful development features like error reporting and source maps.</text:p>
      <text:p text:style-name="P9"/>
      <text:p text:style-name="P9">2. **Local Server**: Parcel comes with a built-in development server which serves your files locally during development. This server automatically reloads your application when changes are made.</text:p>
      <text:p text:style-name="P9"/>
      <text:p text:style-name="P9">3. **HMR (Hot Module Replacement)**: HMR is a feature that allows modules to be replaced without a full page reload during development, enabling faster iteration and a smoother development experience.</text:p>
      <text:p text:style-name="P9"/>
      <text:p text:style-name="P9">4. **File Watching Algorithm**: Parcel's file watching algorithm, written in C++, efficiently monitors file changes and triggers recompilation when necessary, improving development workflow efficiency.</text:p>
      <text:p text:style-name="P9"/>
      <text:p text:style-name="P9">5. **Caching**: Parcel utilizes caching to speed up build times by storing intermediate build artifacts and reusing them when possible, reducing redundant work during subsequent builds.</text:p>
      <text:p text:style-name="P9"/>
      <text:p text:style-name="P9">6. **Image Optimization**: Parcel optimizes images during the build process, reducing their size and improving loading times for web applications.</text:p>
      <text:p text:style-name="P9"/>
      <text:p text:style-name="P9">7. **Minification**: Parcel minifies JavaScript and CSS files, removing unnecessary characters like whitespace and comments to reduce file size and improve page load times.</text:p>
      <text:p text:style-name="P9"/>
      <text:p text:style-name="P9">8. **Bundling**: Parcel bundles your application's assets (JavaScript, CSS, images, etc.) into optimized bundles for efficient delivery to the browser.</text:p>
      <text:p text:style-name="P9"/>
      <text:p text:style-name="P9">9. **Compression**: Parcel compresses assets to reduce file sizes, improving page load times, and reducing bandwidth usage.</text:p>
      <text:p text:style-name="P9"><text:soft-page-break/></text:p>
      <text:p text:style-name="P9">10. **Consistent Hashing**: Parcel uses consistent hashing to generate cache keys, ensuring that identical inputs produce the same hash, which helps with caching and build optimization.</text:p>
      <text:p text:style-name="P9"/>
      <text:p text:style-name="P9">11. **Code Splitting**: Parcel supports code splitting, which allows you to split your code into smaller chunks that can be loaded on demand, improving initial page load times and reducing resource waste.</text:p>
      <text:p text:style-name="P9"/>
      <text:p text:style-name="P9">12. **Differential Bundling**: Parcel can generate different bundles based on the browser's capabilities, allowing you to serve optimized code to modern browsers while providing fallbacks for older ones.</text:p>
      <text:p text:style-name="P9"/>
      <text:p text:style-name="P9">13. **Diagnostic**: Parcel provides diagnostic tools and error reporting to help developers identify and fix issues in their codebase.</text:p>
      <text:p text:style-name="P9"/>
      <text:p text:style-name="P9">14. **Error Handling**: Parcel offers comprehensive error handling capabilities, providing clear error messages and stack traces to assist developers in debugging their applications.</text:p>
      <text:p text:style-name="P9"/>
      <text:p text:style-name="P9">15. **HTTPS**: Parcel supports serving applications over HTTPS, ensuring secure communication between the client and server.</text:p>
      <text:p text:style-name="P9"/>
      <text:p text:style-name="P9">16. **Tree Shaking**: Parcel performs tree shaking to remove unused code from your bundles, resulting in smaller bundle sizes and improved performance.</text:p>
      <text:p text:style-name="P9"/>
      <text:p text:style-name="P9">Overall, Parcel is a versatile and efficient build tool that simplifies the development process and helps optimize web applications for speed and performance.</text:p>
      <text:p text:style-name="P9"/>
      <text:p text:style-name="P16">What is JSX??</text:p>
      <text:p text:style-name="P9"/>
      <text:p text:style-name="P13">JSX, or JavaScript XML, is a syntax extension for JavaScript often used with libraries like React for building user interfaces. JSX allows developers to write HTML-like code directly within JavaScript, making it easier to describe the structure of UI components. JSX code is then transformed into standard JavaScript using a transpiler like Babel before being executed in the browser.</text:p>
      <text:p text:style-name="P13"/>
      <text:p text:style-name="P13">Here's a basic example of JSX:</text:p>
      <text:p text:style-name="P13"/>
      <text:p text:style-name="P13">```jsx</text:p>
      <text:p text:style-name="P13">const element = &lt;h1&gt;Hello, world!&lt;/h1&gt;;</text:p>
      <text:p text:style-name="P13">```</text:p>
      <text:p text:style-name="P13"/>
      <text:p text:style-name="P13">In this example, `&lt;h1&gt;Hello, world!&lt;/h1&gt;` looks like HTML, but it's actually JSX syntax. When this code is transpiled, it's converted into JavaScript function calls that create the corresponding DOM elements.</text:p>
      <text:p text:style-name="P13"/>
      <text:p text:style-name="P13">JSX has several advantages:</text:p>
      <text:p text:style-name="P13"/>
      <text:p text:style-name="P13">1. **Readability**: JSX makes the structure of UI components more readable and intuitive, especially for developers familiar with HTML.</text:p>
      <text:p text:style-name="P13"/>
      <text:p text:style-name="P13">2. **Familiarity**: For web developers, JSX feels natural because it resembles HTML syntax, making it easier to adopt for building user interfaces.</text:p>
      <text:p text:style-name="P13"/>
      <text:p text:style-name="P13"><text:soft-page-break/>3. **Component Composition**: JSX makes it easy to compose UI components together, similar to how HTML elements are nested within each other.</text:p>
      <text:p text:style-name="P13"/>
      <text:p text:style-name="P13">4. **Full Power of JavaScript**: Since JSX is just JavaScript, developers can use all the features of JavaScript, including variables, loops, and conditionals, within JSX expressions.</text:p>
      <text:p text:style-name="P13"/>
      <text:p text:style-name="P13">5. **Integration with Tools**: JSX works seamlessly with modern JavaScript tooling like linters, syntax highlighters, and code editors, enhancing the development experience.</text:p>
      <text:p text:style-name="P13"/>
      <text:p text:style-name="P13">Despite its benefits, JSX is not mandatory for building React applications. React components can also be created using plain JavaScript, but JSX is widely used due to its readability and ease of use.</text:p>
      <text:p text:style-name="P13"/>
      <text:p text:style-name="P18">What is JAVASCRIPT Engine??</text:p>
      <text:p text:style-name="P17"/>
      <text:p text:style-name="P13">A JavaScript engine is a program or an interpreter that executes JavaScript code. It takes JavaScript source code, parses it, and then executes the parsed code. The engine is responsible for interpreting and executing JavaScript instructions, managing memory, optimizing performance, and interacting with the host environment (e.g., a web browser or a server-side runtime environment).</text:p>
      <text:p text:style-name="P13"/>
      <text:p text:style-name="P13">Here are some key components and tasks performed by a JavaScript engine:</text:p>
      <text:p text:style-name="P13"/>
      <text:p text:style-name="P13">1. **Parser**: The engine's parser reads the JavaScript code and converts it into a data structure called an Abstract Syntax Tree (AST), which represents the syntactic structure of the code.</text:p>
      <text:p text:style-name="P13"/>
      <text:p text:style-name="P13">2. **Interpreter**: The interpreter traverses the AST and executes the JavaScript code line by line, converting it into machine code or bytecode that can be executed by the underlying hardware.</text:p>
      <text:p text:style-name="P13"/>
      <text:p text:style-name="P13">3. **Compiler**: Many modern JavaScript engines employ a combination of interpreting and compiling techniques. They may use a Just-In-Time (JIT) compiler to optimize frequently executed code segments by compiling them into highly efficient machine code.</text:p>
      <text:p text:style-name="P13"/>
      <text:p text:style-name="P13">4. **Memory Management**: The engine manages memory allocation and deallocation for objects, variables, and other data structures created during the execution of JavaScript code. This includes tasks like garbage collection to reclaim memory from objects that are no longer in use.</text:p>
      <text:p text:style-name="P13"/>
      <text:p text:style-name="P13">5. **Execution Environment Integration**: JavaScript engines are typically embedded within larger software environments like web browsers (e.g., V8 in Chrome, SpiderMonkey in Firefox) or server-side runtime environments (e.g., Node.js). They provide APIs to interact with the host environment, such as accessing the Document Object Model (DOM) in browsers or interacting with the file system in Node.js.</text:p>
      <text:p text:style-name="P13"/>
      <text:p text:style-name="P13">Popular JavaScript engines include:</text:p>
      <text:p text:style-name="P13"/>
      <text:p text:style-name="P13">- **V8**: Developed by Google, V8 is used in the Chrome browser and Node.js.</text:p>
      <text:p text:style-name="P13">- **SpiderMonkey**: Developed by Mozilla, SpiderMonkey is the JavaScript engine used in Firefox.</text:p>
      <text:p text:style-name="P13">- **JavaScriptCore**: Developed by Apple, JavaScriptCore powers the Safari browser.</text:p>
      <text:p text:style-name="P13">- **Chakra**: Developed by Microsoft, Chakra was used in older versions of the Edge browser.</text:p>
      <text:p text:style-name="P13"/>
      <text:p text:style-name="P13">These engines continuously evolve to improve performance, add new features, and adhere to the latest JavaScript language specifications.</text:p>
      <text:p text:style-name="P13"/>
      <text:p text:style-name="P14"><text:soft-page-break/></text:p>
      <text:p text:style-name="P19">Component:</text:p>
      <text:p text:style-name="P19"/>
      <text:p text:style-name="P14">1) Class Based Component:</text:p>
      <text:p text:style-name="P14">2) Functional Based Component:</text:p>
      <text:p text:style-name="P15">React component is a normal Java Script function which returns </text:p>
      <text:p text:style-name="P14"/>
      <text:p text:style-name="P14">In React, a component is a fundamental building block used to construct the user interface (UI) of an application. Components allow you to split the UI into independent, reusable pieces that can be managed and updated separately. Each component is a JavaScript function or class that optionally accepts inputs (called "props") and returns a React element that describes what should appear on the screen.</text:p>
      <text:p text:style-name="P14"/>
      <text:p text:style-name="P14">### Types of React Components</text:p>
      <text:p text:style-name="P14"/>
      <text:p text:style-name="P14">1. **Functional Components**:</text:p>
      <text:p text:style-name="P14"><text:s text:c="3"/>- Functional components are simple JavaScript functions that accept props as an argument and return React elements.</text:p>
      <text:p text:style-name="P14"><text:s text:c="3"/>- They are often used for rendering static content or components with simple logic.</text:p>
      <text:p text:style-name="P14"><text:s text:c="3"/>- Since React 16.8, functional components can use React hooks to manage state and side effects.</text:p>
      <text:p text:style-name="P14"/>
      <text:p text:style-name="P14"><text:s text:c="3"/>Example of a functional component:</text:p>
      <text:p text:style-name="P14"><text:s text:c="3"/>```jsx</text:p>
      <text:p text:style-name="P14"><text:s text:c="3"/>function Greeting(props) {</text:p>
      <text:p text:style-name="P14"><text:s text:c="7"/>return &lt;h1&gt;Hello, {props.name}!&lt;/h1&gt;;</text:p>
      <text:p text:style-name="P14"><text:s text:c="3"/>}</text:p>
      <text:p text:style-name="P14"><text:s text:c="3"/>```</text:p>
      <text:p text:style-name="P14"/>
      <text:p text:style-name="P14">2. **Class Components**:</text:p>
      <text:p text:style-name="P14"><text:s text:c="3"/>- Class components are ES6 classes that extend from `React.Component`.</text:p>
      <text:p text:style-name="P14"><text:s text:c="3"/>- They can have their own state and lifecycle methods, which allow them to manage more complex interactions and stateful logic.</text:p>
      <text:p text:style-name="P14"><text:s text:c="3"/>- Class components were the primary way to manage state and lifecycle methods before hooks were introduced.</text:p>
      <text:p text:style-name="P14"/>
      <text:p text:style-name="P14"><text:s text:c="3"/>Example of a class component:</text:p>
      <text:p text:style-name="P14"><text:s text:c="3"/>```jsx</text:p>
      <text:p text:style-name="P14"><text:s text:c="3"/>class Greeting extends React.Component {</text:p>
      <text:p text:style-name="P14"><text:s text:c="7"/>render() {</text:p>
      <text:p text:style-name="P14"><text:s text:c="11"/>return &lt;h1&gt;Hello, {this.props.name}!&lt;/h1&gt;;</text:p>
      <text:p text:style-name="P14"><text:s text:c="7"/>}</text:p>
      <text:p text:style-name="P14"><text:s text:c="3"/>}</text:p>
      <text:p text:style-name="P14"><text:s text:c="3"/>```</text:p>
      <text:p text:style-name="P14"/>
      <text:p text:style-name="P14">### Key Features of React Components</text:p>
      <text:p text:style-name="P14"/>
      <text:p text:style-name="P14">1. **Props (Properties)**:</text:p>
      <text:p text:style-name="P14"><text:s text:c="3"/>- Props are inputs to a React component. They are passed to the component in a way similar to function arguments.</text:p>
      <text:p text:style-name="P14"><text:s text:c="3"/>- Props are read-only, meaning that a component should not modify its own props.</text:p>
      <text:p text:style-name="P14"/>
      <text:p text:style-name="P14"><text:s text:c="3"/>Example:</text:p>
      <text:p text:style-name="P14"><text:soft-page-break/><text:s text:c="3"/>```jsx</text:p>
      <text:p text:style-name="P14"><text:s text:c="3"/>function Greeting(props) {</text:p>
      <text:p text:style-name="P14"><text:s text:c="7"/>return &lt;h1&gt;Hello, {props.name}!&lt;/h1&gt;;</text:p>
      <text:p text:style-name="P14"><text:s text:c="3"/>}</text:p>
      <text:p text:style-name="P14"/>
      <text:p text:style-name="P14"><text:s text:c="3"/>// Usage</text:p>
      <text:p text:style-name="P14"><text:s text:c="3"/>&lt;Greeting name="Alice" /&gt;</text:p>
      <text:p text:style-name="P14"><text:s text:c="3"/>```</text:p>
      <text:p text:style-name="P14"/>
      <text:p text:style-name="P14">2. **State**:</text:p>
      <text:p text:style-name="P14"><text:s text:c="3"/>- State is a built-in object that allows components to create and manage their own data.</text:p>
      <text:p text:style-name="P14"><text:s text:c="3"/>- Unlike props, state is managed within the component and can be changed, triggering a re-render.</text:p>
      <text:p text:style-name="P14"/>
      <text:p text:style-name="P14"><text:s text:c="3"/>Example using hooks in a functional component:</text:p>
      <text:p text:style-name="P14"><text:s text:c="3"/>```jsx</text:p>
      <text:p text:style-name="P14"><text:s text:c="3"/>import React, { useState } from 'react';</text:p>
      <text:p text:style-name="P14"/>
      <text:p text:style-name="P14"><text:s text:c="3"/>function Counter() {</text:p>
      <text:p text:style-name="P14"><text:s text:c="7"/>const [count, setCount] = useState(0);</text:p>
      <text:p text:style-name="P14"/>
      <text:p text:style-name="P14"><text:s text:c="7"/>return (</text:p>
      <text:p text:style-name="P14"><text:s text:c="11"/>&lt;div&gt;</text:p>
      <text:p text:style-name="P14"><text:s text:c="15"/>&lt;p&gt;You clicked {count} times&lt;/p&gt;</text:p>
      <text:p text:style-name="P14"><text:s text:c="15"/>&lt;button onClick={() =&gt; setCount(count + 1)}&gt;Click me&lt;/button&gt;</text:p>
      <text:p text:style-name="P14"><text:s text:c="11"/>&lt;/div&gt;</text:p>
      <text:p text:style-name="P14"><text:s text:c="7"/>);</text:p>
      <text:p text:style-name="P14"><text:s text:c="3"/>}</text:p>
      <text:p text:style-name="P14"><text:s text:c="3"/>```</text:p>
      <text:p text:style-name="P14"/>
      <text:p text:style-name="P14"><text:s text:c="3"/>Example using a class component:</text:p>
      <text:p text:style-name="P14"><text:s text:c="3"/>```jsx</text:p>
      <text:p text:style-name="P14"><text:s text:c="3"/>class Counter extends React.Component {</text:p>
      <text:p text:style-name="P14"><text:s text:c="7"/>constructor(props) {</text:p>
      <text:p text:style-name="P14"><text:s text:c="11"/>super(props);</text:p>
      <text:p text:style-name="P14"><text:s text:c="11"/>this.state = { count: 0 };</text:p>
      <text:p text:style-name="P14"><text:s text:c="7"/>}</text:p>
      <text:p text:style-name="P14"/>
      <text:p text:style-name="P14"><text:s text:c="7"/>render() {</text:p>
      <text:p text:style-name="P14"><text:s text:c="11"/>return (</text:p>
      <text:p text:style-name="P14"><text:s text:c="15"/>&lt;div&gt;</text:p>
      <text:p text:style-name="P14"><text:s text:c="19"/>&lt;p&gt;You clicked {this.state.count} times&lt;/p&gt;</text:p>
      <text:p text:style-name="P14"><text:s text:c="19"/>&lt;button onClick={() =&gt; this.setState({ count: this.state.count + 1 })}&gt;</text:p>
      <text:p text:style-name="P14"><text:s text:c="23"/>Click me</text:p>
      <text:p text:style-name="P14"><text:s text:c="19"/>&lt;/button&gt;</text:p>
      <text:p text:style-name="P14"><text:s text:c="15"/>&lt;/div&gt;</text:p>
      <text:p text:style-name="P14"><text:s text:c="11"/>);</text:p>
      <text:p text:style-name="P14"><text:s text:c="7"/>}</text:p>
      <text:p text:style-name="P14"><text:s text:c="3"/>}</text:p>
      <text:p text:style-name="P14"><text:s text:c="3"/>```</text:p>
      <text:p text:style-name="P14"/>
      <text:p text:style-name="P14">3. **Lifecycle Methods (Class Components)**:</text:p>
      <text:p text:style-name="P14"><text:soft-page-break/><text:s text:c="3"/>- Class components can define lifecycle methods that allow them to execute code at specific points in the component's lifecycle (e.g., when the component is mounted, updated, or unmounted).</text:p>
      <text:p text:style-name="P14"/>
      <text:p text:style-name="P14"><text:s text:c="3"/>Example of a lifecycle method:</text:p>
      <text:p text:style-name="P14"><text:s text:c="3"/>```jsx</text:p>
      <text:p text:style-name="P14"><text:s text:c="3"/>class Clock extends React.Component {</text:p>
      <text:p text:style-name="P14"><text:s text:c="7"/>constructor(props) {</text:p>
      <text:p text:style-name="P14"><text:s text:c="11"/>super(props);</text:p>
      <text:p text:style-name="P14"><text:s text:c="11"/>this.state = { date: new Date() };</text:p>
      <text:p text:style-name="P14"><text:s text:c="7"/>}</text:p>
      <text:p text:style-name="P14"/>
      <text:p text:style-name="P14"><text:s text:c="7"/>componentDidMount() {</text:p>
      <text:p text:style-name="P14"><text:s text:c="11"/>this.timerID = setInterval(() =&gt; this.tick(), 1000);</text:p>
      <text:p text:style-name="P14"><text:s text:c="7"/>}</text:p>
      <text:p text:style-name="P14"/>
      <text:p text:style-name="P14"><text:s text:c="7"/>componentWillUnmount() {</text:p>
      <text:p text:style-name="P14"><text:s text:c="11"/>clearInterval(this.timerID);</text:p>
      <text:p text:style-name="P14"><text:s text:c="7"/>}</text:p>
      <text:p text:style-name="P14"/>
      <text:p text:style-name="P14"><text:s text:c="7"/>tick() {</text:p>
      <text:p text:style-name="P14"><text:s text:c="11"/>this.setState({ date: new Date() });</text:p>
      <text:p text:style-name="P14"><text:s text:c="7"/>}</text:p>
      <text:p text:style-name="P14"/>
      <text:p text:style-name="P14"><text:s text:c="7"/>render() {</text:p>
      <text:p text:style-name="P14"><text:s text:c="11"/>return &lt;h2&gt;It is {this.state.date.toLocaleTimeString()}.&lt;/h2&gt;;</text:p>
      <text:p text:style-name="P14"><text:s text:c="7"/>}</text:p>
      <text:p text:style-name="P14"><text:s text:c="3"/>}</text:p>
      <text:p text:style-name="P14"><text:s text:c="3"/>```</text:p>
      <text:p text:style-name="P14"/>
      <text:p text:style-name="P14">### Conclusion</text:p>
      <text:p text:style-name="P14"/>
      <text:p text:style-name="P14">React components are the core concept for building user interfaces in React. They can be either functional or class-based, and they use props and state to manage and render dynamic content. With the introduction of hooks, functional components have become more powerful and are often the preferred choice for building React applications.</text:p>
      <text:p text:style-name="P14"/>
      <text:p text:style-name="P14"><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code-pro" svg:font-family="source-code-pro, Menlo, Monaco, Consolas, 'Courier New', monospace"/>
    <style:font-face style:name="var theme-post-title-font-family" svg:font-family="'var theme-post-title-font-family', 'var theme-body-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9:29:00.466120276</meta:creation-date>
    <dc:date>2024-06-09T23:11:18.036926765</dc:date>
    <meta:editing-duration>PT4H25M13S</meta:editing-duration>
    <meta:editing-cycles>51</meta:editing-cycles>
    <meta:generator>LibreOffice/7.3.7.2$Linux_X86_64 LibreOffice_project/30$Build-2</meta:generator>
    <meta:document-statistic meta:table-count="0" meta:image-count="0" meta:object-count="0" meta:page-count="11" meta:paragraph-count="216" meta:word-count="3639" meta:character-count="25471" meta:non-whitespace-character-count="21441"/>
  </office:meta>
</office:document-meta>
</file>